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/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40-50°S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40-50°S</text:p>
          </table:table-cell>
          <table:table-cell table:style-name="ce1"/>
          <table:table-cell office:value-type="string" table:style-name="ce1">
            <text:p>control</text:p>
          </table:table-cell>
          <table:table-cell table:number-columns-repeated="4" table:style-name="ce1"/>
          <table:table-cell office:value-type="string" table:style-name="ce1">
            <text:p>1980-2004</text:p>
          </table:table-cell>
          <table:table-cell table:number-columns-repeated="6" table:style-name="ce1"/>
          <table:table-cell office:value-type="string" table:style-name="ce1">
            <text:p>Lauderdale control</text:p>
          </table:table-cell>
          <table:table-cell table:style-name="ce1"/>
          <table:table-cell office:value-type="string" table:style-name="ce1">
            <text:p>Southern Ocean midlatitudes ~30-60°S</text:p>
          </table:table-cell>
          <table:table-cell table:number-columns-repeated="1636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ean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lower range</text:p>
          </table:table-cell>
          <table:table-cell office:value-type="string" table:style-name="ce1">
            <text:p>higher range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lower range</text:p>
          </table:table-cell>
          <table:table-cell office:value-type="string" table:style-name="ce1">
            <text:p>higher range</text:p>
          </table:table-cell>
          <table:table-cell table:number-columns-repeated="3" table:style-name="ce1"/>
          <table:table-cell office:value-type="string" table:style-name="ce1">
            <text:p>mean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o2flux</text:p>
          </table:table-cell>
          <table:table-cell office:value-type="string" table:style-name="ce1">
            <text:p>red</text:p>
          </table:table-cell>
          <table:table-cell office:value-type="float" office:value="-0.20200000000000001" table:style-name="ce2">
            <text:p>-0,202</text:p>
          </table:table-cell>
          <table:table-cell office:value-type="float" office:value="0.16600000000000001" table:style-name="ce2">
            <text:p>0,166</text:p>
          </table:table-cell>
          <table:table-cell office:value-type="float" office:value="-0.36799999999999999" table:formula="msoxl:=C3-D3" table:style-name="ce2">
            <text:p>-0,368</text:p>
          </table:table-cell>
          <table:table-cell office:value-type="float" office:value="-3.6000000000000004E-2" table:formula="msoxl:=C3+D3" table:style-name="ce2">
            <text:p>-0,036</text:p>
          </table:table-cell>
          <table:table-cell table:style-name="ce1"/>
          <table:table-cell office:value-type="float" office:value="-0.46400000000000002" table:style-name="ce2">
            <text:p>-0,464</text:p>
          </table:table-cell>
          <table:table-cell office:value-type="float" office:value="6.4000000000000001E-2" table:style-name="ce2">
            <text:p>0,064</text:p>
          </table:table-cell>
          <table:table-cell office:value-type="float" office:value="-0.52800000000000002" table:formula="msoxl:=H3-I3" table:style-name="ce2">
            <text:p>-0,528</text:p>
          </table:table-cell>
          <table:table-cell office:value-type="float" office:value="-0.4" table:formula="msoxl:=H3+I3" table:style-name="ce2">
            <text:p>-0,400</text:p>
          </table:table-cell>
          <table:table-cell table:number-columns-repeated="3" table:style-name="ce1"/>
          <table:table-cell office:value-type="float" office:value="-0.87" table:style-name="ce2">
            <text:p>-0,87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eat</text:p>
          </table:table-cell>
          <table:table-cell office:value-type="string" table:style-name="ce1">
            <text:p>yellow</text:p>
          </table:table-cell>
          <table:table-cell office:value-type="float" office:value="9.9000000000000005E-2" table:style-name="ce2">
            <text:p>0,099</text:p>
          </table:table-cell>
          <table:table-cell office:value-type="float" office:value="4.8000000000000001E-2" table:style-name="ce2">
            <text:p>0,048</text:p>
          </table:table-cell>
          <table:table-cell office:value-type="float" office:value="5.1000000000000004E-2" table:formula="msoxl:=C4-D4" table:style-name="ce2">
            <text:p>0,051</text:p>
          </table:table-cell>
          <table:table-cell office:value-type="float" office:value="0.14700000000000002" table:formula="msoxl:=C4+D4" table:style-name="ce2">
            <text:p>0,147</text:p>
          </table:table-cell>
          <table:table-cell table:style-name="ce1"/>
          <table:table-cell office:value-type="float" office:value="0.127" table:style-name="ce2">
            <text:p>0,127</text:p>
          </table:table-cell>
          <table:table-cell office:value-type="float" office:value="5.5E-2" table:style-name="ce2">
            <text:p>0,055</text:p>
          </table:table-cell>
          <table:table-cell office:value-type="float" office:value="7.2000000000000008E-2" table:formula="msoxl:=H4-I4" table:style-name="ce2">
            <text:p>0,072</text:p>
          </table:table-cell>
          <table:table-cell office:value-type="float" office:value="0.182" table:formula="msoxl:=H4+I4" table:style-name="ce2">
            <text:p>0,182</text:p>
          </table:table-cell>
          <table:table-cell table:number-columns-repeated="3" table:style-name="ce1"/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io</text:p>
          </table:table-cell>
          <table:table-cell office:value-type="string" table:style-name="ce1">
            <text:p>pale green</text:p>
          </table:table-cell>
          <table:table-cell office:value-type="float" office:value="-1.0820000000000001" table:style-name="ce2">
            <text:p>-1,082</text:p>
          </table:table-cell>
          <table:table-cell office:value-type="float" office:value="6.9000000000000006E-2" table:style-name="ce2">
            <text:p>0,069</text:p>
          </table:table-cell>
          <table:table-cell office:value-type="float" office:value="-1.151" table:formula="msoxl:=C5-D5" table:style-name="ce2">
            <text:p>-1,151</text:p>
          </table:table-cell>
          <table:table-cell office:value-type="float" office:value="-1.0130000000000001" table:formula="msoxl:=C5+D5" table:style-name="ce2">
            <text:p>-1,013</text:p>
          </table:table-cell>
          <table:table-cell table:style-name="ce1"/>
          <table:table-cell office:value-type="float" office:value="-1.08" table:style-name="ce2">
            <text:p>-1,080</text:p>
          </table:table-cell>
          <table:table-cell office:value-type="float" office:value="3.4000000000000002E-2" table:style-name="ce2">
            <text:p>0,034</text:p>
          </table:table-cell>
          <table:table-cell office:value-type="float" office:value="-1.1140000000000001" table:formula="msoxl:=H5-I5" table:style-name="ce2">
            <text:p>-1,114</text:p>
          </table:table-cell>
          <table:table-cell office:value-type="float" office:value="-1.046" table:formula="msoxl:=H5+I5" table:style-name="ce2">
            <text:p>-1,046</text:p>
          </table:table-cell>
          <table:table-cell table:number-columns-repeated="3" table:style-name="ce1"/>
          <table:table-cell office:value-type="float" office:value="-2.11" table:style-name="ce2">
            <text:p>-2,11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esidual circulation</text:p>
          </table:table-cell>
          <table:table-cell office:value-type="string" table:style-name="ce1">
            <text:p>turquois blue</text:p>
          </table:table-cell>
          <table:table-cell office:value-type="float" office:value="0.77100000000000002" table:style-name="ce2">
            <text:p>0,771</text:p>
          </table:table-cell>
          <table:table-cell office:value-type="float" office:value="0.14000000000000001" table:style-name="ce2">
            <text:p>0,140</text:p>
          </table:table-cell>
          <table:table-cell office:value-type="float" office:value="0.63100000000000001" table:formula="msoxl:=C6-D6" table:style-name="ce2">
            <text:p>0,631</text:p>
          </table:table-cell>
          <table:table-cell office:value-type="float" office:value="0.91100000000000003" table:formula="msoxl:=C6+D6" table:style-name="ce2">
            <text:p>0,911</text:p>
          </table:table-cell>
          <table:table-cell table:style-name="ce1"/>
          <table:table-cell office:value-type="float" office:value="0.72" table:style-name="ce2">
            <text:p>0,720</text:p>
          </table:table-cell>
          <table:table-cell office:value-type="float" office:value="6.3E-2" table:style-name="ce2">
            <text:p>0,063</text:p>
          </table:table-cell>
          <table:table-cell office:value-type="float" office:value="0.65700000000000003" table:formula="msoxl:=H6-I6" table:style-name="ce2">
            <text:p>0,657</text:p>
          </table:table-cell>
          <table:table-cell office:value-type="float" office:value="0.78299999999999992" table:formula="msoxl:=H6+I6" table:style-name="ce2">
            <text:p>0,783</text:p>
          </table:table-cell>
          <table:table-cell table:number-columns-repeated="3" table:style-name="ce1"/>
          <table:table-cell office:value-type="float" office:value="2.2000000000000002" table:style-name="ce2">
            <text:p>2,2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reshwater</text:p>
          </table:table-cell>
          <table:table-cell office:value-type="string" table:style-name="ce1">
            <text:p>dark blue</text:p>
          </table:table-cell>
          <table:table-cell office:value-type="float" office:value="2.4E-2" table:style-name="ce2">
            <text:p>0,024</text:p>
          </table:table-cell>
          <table:table-cell office:value-type="float" office:value="2E-3" table:style-name="ce2">
            <text:p>0,002</text:p>
          </table:table-cell>
          <table:table-cell office:value-type="float" office:value="2.1999999999999999E-2" table:formula="msoxl:=C7-D7" table:style-name="ce2">
            <text:p>0,022</text:p>
          </table:table-cell>
          <table:table-cell office:value-type="float" office:value="2.6000000000000002E-2" table:formula="msoxl:=C7+D7" table:style-name="ce2">
            <text:p>0,026</text:p>
          </table:table-cell>
          <table:table-cell table:style-name="ce1"/>
          <table:table-cell office:value-type="float" office:value="2.3E-2" table:style-name="ce2">
            <text:p>0,023</text:p>
          </table:table-cell>
          <table:table-cell office:value-type="float" office:value="4.0000000000000001E-3" table:style-name="ce2">
            <text:p>0,004</text:p>
          </table:table-cell>
          <table:table-cell office:value-type="float" office:value="1.9E-2" table:formula="msoxl:=H7-I7" table:style-name="ce2">
            <text:p>0,019</text:p>
          </table:table-cell>
          <table:table-cell office:value-type="float" office:value="2.7E-2" table:formula="msoxl:=H7+I7" table:style-name="ce2">
            <text:p>0,027</text:p>
          </table:table-cell>
          <table:table-cell table:number-columns-repeated="3" table:style-name="ce1"/>
          <table:table-cell office:value-type="float" office:value="-0.03" table:style-name="ce2">
            <text:p>-0,03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limate change</text:p>
          </table:table-cell>
          <table:table-cell office:value-type="string" table:style-name="ce1">
            <text:p>gray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formula="msoxl:=C8-D8" table:style-name="ce2">
            <text:p>0,000</text:p>
          </table:table-cell>
          <table:table-cell office:value-type="float" office:value="0" table:formula="msoxl:=C8+D8" table:style-name="ce2">
            <text:p>0,000</text:p>
          </table:table-cell>
          <table:table-cell table:style-name="ce1"/>
          <table:table-cell office:value-type="float" office:value="0.23200000000000001" table:style-name="ce2">
            <text:p>0,232</text:p>
          </table:table-cell>
          <table:table-cell office:value-type="float" office:value="1.2999999999999999E-2" table:style-name="ce2">
            <text:p>0,013</text:p>
          </table:table-cell>
          <table:table-cell office:value-type="float" office:value="0.219" table:formula="msoxl:=H8-I8" table:style-name="ce2">
            <text:p>0,219</text:p>
          </table:table-cell>
          <table:table-cell office:value-type="float" office:value="0.24500000000000002" table:formula="msoxl:=H8+I8" table:style-name="ce2">
            <text:p>0,245</text:p>
          </table:table-cell>
          <table:table-cell table:number-columns-repeated="3" table:style-name="ce1"/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Diagramm 1" svg:x="0.45833in" svg:y="0.14583in" svg:width="5.13542in" svg:height="4.85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Diagramm 2" svg:x="0.88542in" svg:y="0.125in" svg:width="5.3125in" svg:height="4.85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2" draw:name="Diagramm 3" svg:x="0.80208in" svg:y="0.08333in" svg:width="5in" svg:height="4.885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66" table:style-name="ro1">
          <table:table-cell table:number-columns-repeated="16384"/>
        </table:table-row>
      </table:table>
      <table:table table:name="50-60°S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50-60 S</text:p>
          </table:table-cell>
          <table:table-cell table:style-name="ce1"/>
          <table:table-cell office:value-type="string" table:style-name="ce1">
            <text:p>control</text:p>
          </table:table-cell>
          <table:table-cell table:number-columns-repeated="4" table:style-name="ce1"/>
          <table:table-cell office:value-type="string" table:style-name="ce1">
            <text:p>1980-2004</text:p>
          </table:table-cell>
          <table:table-cell table:number-columns-repeated="6" table:style-name="ce1"/>
          <table:table-cell office:value-type="string" table:style-name="ce1">
            <text:p>Lauderdale control</text:p>
          </table:table-cell>
          <table:table-cell table:style-name="ce1"/>
          <table:table-cell office:value-type="string" table:style-name="ce1">
            <text:p>Southern Ocean midlatitudes ~30-60°S</text:p>
          </table:table-cell>
          <table:table-cell table:number-columns-repeated="1636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ean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lower range</text:p>
          </table:table-cell>
          <table:table-cell office:value-type="string" table:style-name="ce1">
            <text:p>higher range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lower range</text:p>
          </table:table-cell>
          <table:table-cell office:value-type="string" table:style-name="ce1">
            <text:p>higher range</text:p>
          </table:table-cell>
          <table:table-cell table:number-columns-repeated="3" table:style-name="ce1"/>
          <table:table-cell office:value-type="string" table:style-name="ce1">
            <text:p>mean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o2flux</text:p>
          </table:table-cell>
          <table:table-cell office:value-type="string" table:style-name="ce1">
            <text:p>red</text:p>
          </table:table-cell>
          <table:table-cell office:value-type="float" office:value="0.20399999999999999" table:style-name="ce2">
            <text:p>0,204</text:p>
          </table:table-cell>
          <table:table-cell office:value-type="float" office:value="0.16600000000000001" table:style-name="ce2">
            <text:p>0,166</text:p>
          </table:table-cell>
          <table:table-cell office:value-type="float" office:value="3.7999999999999978E-2" table:formula="msoxl:=C3-D3" table:style-name="ce2">
            <text:p>0,038</text:p>
          </table:table-cell>
          <table:table-cell office:value-type="float" office:value="0.37" table:formula="msoxl:=C3+D3" table:style-name="ce2">
            <text:p>0,370</text:p>
          </table:table-cell>
          <table:table-cell table:style-name="ce1"/>
          <table:table-cell office:value-type="float" office:value="-5.1999999999999998E-2" table:style-name="ce2">
            <text:p>-0,052</text:p>
          </table:table-cell>
          <table:table-cell office:value-type="float" office:value="0.192" table:style-name="ce2">
            <text:p>0,192</text:p>
          </table:table-cell>
          <table:table-cell office:value-type="float" office:value="-0.24399999999999999" table:formula="msoxl:=H3-I3" table:style-name="ce2">
            <text:p>-0,244</text:p>
          </table:table-cell>
          <table:table-cell office:value-type="float" office:value="0.14000000000000001" table:formula="msoxl:=H3+I3" table:style-name="ce2">
            <text:p>0,140</text:p>
          </table:table-cell>
          <table:table-cell table:number-columns-repeated="3" table:style-name="ce1"/>
          <table:table-cell office:value-type="float" office:value="-0.87" table:style-name="ce2">
            <text:p>-0,87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heat</text:p>
          </table:table-cell>
          <table:table-cell office:value-type="string" table:style-name="ce1">
            <text:p>yellow</text:p>
          </table:table-cell>
          <table:table-cell office:value-type="float" office:value="7.4999999999999997E-2" table:style-name="ce2">
            <text:p>0,075</text:p>
          </table:table-cell>
          <table:table-cell office:value-type="float" office:value="4.8000000000000001E-2" table:style-name="ce2">
            <text:p>0,048</text:p>
          </table:table-cell>
          <table:table-cell office:value-type="float" office:value="2.6999999999999996E-2" table:formula="msoxl:=C4-D4" table:style-name="ce2">
            <text:p>0,027</text:p>
          </table:table-cell>
          <table:table-cell office:value-type="float" office:value="0.123" table:formula="msoxl:=C4+D4" table:style-name="ce2">
            <text:p>0,123</text:p>
          </table:table-cell>
          <table:table-cell table:style-name="ce1"/>
          <table:table-cell office:value-type="float" office:value="0.13600000000000001" table:style-name="ce2">
            <text:p>0,136</text:p>
          </table:table-cell>
          <table:table-cell office:value-type="float" office:value="4.9000000000000002E-2" table:style-name="ce2">
            <text:p>0,049</text:p>
          </table:table-cell>
          <table:table-cell office:value-type="float" office:value="8.7000000000000008E-2" table:formula="msoxl:=H4-I4" table:style-name="ce2">
            <text:p>0,087</text:p>
          </table:table-cell>
          <table:table-cell office:value-type="float" office:value="0.185" table:formula="msoxl:=H4+I4" table:style-name="ce2">
            <text:p>0,185</text:p>
          </table:table-cell>
          <table:table-cell table:number-columns-repeated="3" table:style-name="ce1"/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io</text:p>
          </table:table-cell>
          <table:table-cell office:value-type="string" table:style-name="ce1">
            <text:p>pale green</text:p>
          </table:table-cell>
          <table:table-cell office:value-type="float" office:value="-0.79500000000000004" table:style-name="ce2">
            <text:p>-0,795</text:p>
          </table:table-cell>
          <table:table-cell office:value-type="float" office:value="6.9000000000000006E-2" table:style-name="ce2">
            <text:p>0,069</text:p>
          </table:table-cell>
          <table:table-cell office:value-type="float" office:value="-0.8640000000000001" table:formula="msoxl:=C5-D5" table:style-name="ce2">
            <text:p>-0,864</text:p>
          </table:table-cell>
          <table:table-cell office:value-type="float" office:value="-0.72599999999999998" table:formula="msoxl:=C5+D5" table:style-name="ce2">
            <text:p>-0,726</text:p>
          </table:table-cell>
          <table:table-cell table:style-name="ce1"/>
          <table:table-cell office:value-type="float" office:value="-0.76300000000000001" table:style-name="ce2">
            <text:p>-0,763</text:p>
          </table:table-cell>
          <table:table-cell office:value-type="float" office:value="8.1000000000000003E-2" table:style-name="ce2">
            <text:p>0,081</text:p>
          </table:table-cell>
          <table:table-cell office:value-type="float" office:value="-0.84399999999999997" table:formula="msoxl:=H5-I5" table:style-name="ce2">
            <text:p>-0,844</text:p>
          </table:table-cell>
          <table:table-cell office:value-type="float" office:value="-0.68200000000000005" table:formula="msoxl:=H5+I5" table:style-name="ce2">
            <text:p>-0,682</text:p>
          </table:table-cell>
          <table:table-cell table:number-columns-repeated="3" table:style-name="ce1"/>
          <table:table-cell office:value-type="float" office:value="-2.11" table:style-name="ce2">
            <text:p>-2,11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esidual circulation</text:p>
          </table:table-cell>
          <table:table-cell office:value-type="string" table:style-name="ce1">
            <text:p>turquois blue</text:p>
          </table:table-cell>
          <table:table-cell office:value-type="float" office:value="0.89" table:style-name="ce2">
            <text:p>0,890</text:p>
          </table:table-cell>
          <table:table-cell office:value-type="float" office:value="0.14000000000000001" table:style-name="ce2">
            <text:p>0,140</text:p>
          </table:table-cell>
          <table:table-cell office:value-type="float" office:value="0.75" table:formula="msoxl:=C6-D6" table:style-name="ce2">
            <text:p>0,750</text:p>
          </table:table-cell>
          <table:table-cell office:value-type="float" office:value="1.03" table:formula="msoxl:=C6+D6" table:style-name="ce2">
            <text:p>1,030</text:p>
          </table:table-cell>
          <table:table-cell table:style-name="ce1"/>
          <table:table-cell office:value-type="float" office:value="0.753" table:style-name="ce2">
            <text:p>0,753</text:p>
          </table:table-cell>
          <table:table-cell office:value-type="float" office:value="0.11600000000000001" table:style-name="ce2">
            <text:p>0,116</text:p>
          </table:table-cell>
          <table:table-cell office:value-type="float" office:value="0.63700000000000001" table:formula="msoxl:=H6-I6" table:style-name="ce2">
            <text:p>0,637</text:p>
          </table:table-cell>
          <table:table-cell office:value-type="float" office:value="0.86899999999999999" table:formula="msoxl:=H6+I6" table:style-name="ce2">
            <text:p>0,869</text:p>
          </table:table-cell>
          <table:table-cell table:number-columns-repeated="3" table:style-name="ce1"/>
          <table:table-cell office:value-type="float" office:value="2.2000000000000002" table:style-name="ce2">
            <text:p>2,2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reshwater</text:p>
          </table:table-cell>
          <table:table-cell office:value-type="string" table:style-name="ce1">
            <text:p>dark blue</text:p>
          </table:table-cell>
          <table:table-cell office:value-type="float" office:value="3.4000000000000002E-2" table:style-name="ce2">
            <text:p>0,034</text:p>
          </table:table-cell>
          <table:table-cell office:value-type="float" office:value="2E-3" table:style-name="ce2">
            <text:p>0,002</text:p>
          </table:table-cell>
          <table:table-cell office:value-type="float" office:value="3.2000000000000001E-2" table:formula="msoxl:=C7-D7" table:style-name="ce2">
            <text:p>0,032</text:p>
          </table:table-cell>
          <table:table-cell office:value-type="float" office:value="3.6000000000000004E-2" table:formula="msoxl:=C7+D7" table:style-name="ce2">
            <text:p>0,036</text:p>
          </table:table-cell>
          <table:table-cell table:style-name="ce1"/>
          <table:table-cell office:value-type="float" office:value="3.6700000000000003E-2" table:style-name="ce2">
            <text:p>0,037</text:p>
          </table:table-cell>
          <table:table-cell office:value-type="float" office:value="2E-3" table:style-name="ce2">
            <text:p>0,002</text:p>
          </table:table-cell>
          <table:table-cell office:value-type="float" office:value="3.4700000000000002E-2" table:formula="msoxl:=H7-I7" table:style-name="ce2">
            <text:p>0,035</text:p>
          </table:table-cell>
          <table:table-cell office:value-type="float" office:value="3.8700000000000005E-2" table:formula="msoxl:=H7+I7" table:style-name="ce2">
            <text:p>0,039</text:p>
          </table:table-cell>
          <table:table-cell table:number-columns-repeated="3" table:style-name="ce1"/>
          <table:table-cell office:value-type="float" office:value="-0.03" table:style-name="ce2">
            <text:p>-0,03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limate change</text:p>
          </table:table-cell>
          <table:table-cell office:value-type="string" table:style-name="ce1">
            <text:p>gray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formula="msoxl:=C8-D8" table:style-name="ce2">
            <text:p>0,000</text:p>
          </table:table-cell>
          <table:table-cell office:value-type="float" office:value="0" table:formula="msoxl:=C8+D8" table:style-name="ce2">
            <text:p>0,000</text:p>
          </table:table-cell>
          <table:table-cell table:style-name="ce1"/>
          <table:table-cell office:value-type="float" office:value="-0.215" table:style-name="ce2">
            <text:p>-0,215</text:p>
          </table:table-cell>
          <table:table-cell office:value-type="float" office:value="2.5000000000000001E-2" table:style-name="ce2">
            <text:p>0,025</text:p>
          </table:table-cell>
          <table:table-cell office:value-type="float" office:value="-0.24" table:formula="msoxl:=H8-I8" table:style-name="ce2">
            <text:p>-0,240</text:p>
          </table:table-cell>
          <table:table-cell office:value-type="float" office:value="-0.19" table:formula="msoxl:=H8+I8" table:style-name="ce2">
            <text:p>-0,190</text:p>
          </table:table-cell>
          <table:table-cell table:number-columns-repeated="3" table:style-name="ce1"/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3" draw:style-name="a3" draw:name="Diagramm 2" svg:x="0.45833in" svg:y="0.14583in" svg:width="5.13542in" svg:height="4.854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4" draw:style-name="a4" draw:name="Diagramm 3" svg:x="0.88542in" svg:y="0.125in" svg:width="5.3125in" svg:height="4.8541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5" draw:style-name="a5" draw:name="Diagramm 5" svg:x="0.80208in" svg:y="0.08333in" svg:width="5in" svg:height="4.8854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number-style style:name="N38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aron Spring</meta:initial-creator>
    <dc:creator>Aaron Spring</dc:creator>
    <meta:creation-date>2017-04-14T11:28:29Z</meta:creation-date>
    <dc:date>2017-04-14T12:04:34Z</dc:date>
    <meta:print-date>2017-04-14T09:04:37Z</meta:print-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cc0000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17375e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/>
      <style:graphic-properties draw:fill="none" draw:stroke="none"/>
    </style:style>
    <style:style style:family="chart" style:name="G1S1">
      <style:chart-properties chart:symbol-type="none" chart:connect-bars="false" chart:solid-type="cuboid"/>
      <style:graphic-properties draw:fill="none" draw:stroke="none"/>
    </style:style>
    <style:style style:family="chart" style:name="RnLn">
      <style:graphic-properties draw:fill="none" draw:stroke="solid" svg:stroke-width="0.02083in" svg:stroke-color="#000000" draw:marker-start="a1" draw:marker-end="a2" svg:stroke-opacity="100%" draw:stroke-linejoin="round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0" chart:overlap="0" chart:link-data-style-to-source="false" chart:visible="true" chart:logarithmic="false" chart:maximum="1" chart:minimum="-1.5" chart:interval-major="0.2" chart:interval-minor-divisor="2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2" style:data-style-name="N40">
      <style:chart-properties chart:gap-width="150" chart:overlap="0" chart:link-data-style-to-source="false" chart:visible="false" chart:logarithmic="false" chart:maximum="1" chart:minimum="-1" chart:interval-major="0.5" chart:interval-minor-divis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tock" svg:height="349.5pt" svg:width="369.75pt" chart:style-name="Crt0">
        <chart:title chart:style-name="CT00">
          <text:p text:style-name="a0" text:class-names="" text:cond-style-name="">MPI-ESM control 40-50°S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axis chart:dimension="y" chart:name="secondary-y" chart:style-name="Axs2"/>
          <chart:axis chart:dimension="x" chart:name="secondary-X" chart:style-name="Axs3"/>
          <chart:series chart:values-cell-range-address="40-50°S.$C$3:.$C$7" chart:class="chart:bar" chart:attached-axis="primary-y" chart:style-name="G0S0">
            <chart:data-point chart:style-name="G0S0P0"/>
            <chart:data-point/>
            <chart:data-point chart:style-name="G0S0P2"/>
            <chart:data-point chart:style-name="G0S0P3"/>
            <chart:data-point chart:style-name="G0S0P4"/>
          </chart:series>
          <chart:series chart:values-cell-range-address="40-50°S.$F$3:.$F$7" chart:class="chart:stock" chart:attached-axis="secondary-y" chart:style-name="G1S0">
            <chart:data-point chart:repeated="5"/>
          </chart:series>
          <chart:series chart:values-cell-range-address="40-50°S.$E$3:.$E$7" chart:class="chart:stock" chart:attached-axis="secondary-y" chart:style-name="G1S1">
            <chart:data-point chart:repeated="5"/>
          </chart:series>
          <chart:stock-range-line chart:style-name="RnLn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marker draw:name="a1" svg:viewBox="0 0 20 30" svg:d="m10 0-10 30h20z"/>
    <draw:marker draw:name="a2" svg:viewBox="0 0 20 30" svg:d="m10 0-10 30h20z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cc0000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17375e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chart" style:name="G0S0P5">
      <style:graphic-properties draw:fill="solid" draw:fill-color="#7f7f7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/>
      <style:graphic-properties draw:fill="none" draw:stroke="none"/>
    </style:style>
    <style:style style:family="chart" style:name="G1S1">
      <style:chart-properties chart:symbol-type="none" chart:connect-bars="false" chart:solid-type="cuboid"/>
      <style:graphic-properties draw:fill="none" draw:stroke="none"/>
    </style:style>
    <style:style style:family="chart" style:name="RnLn">
      <style:graphic-properties draw:fill="none" draw:stroke="solid" svg:stroke-width="0.02083in" svg:stroke-color="#000000" draw:marker-start="a1" draw:marker-end="a2" svg:stroke-opacity="100%" draw:stroke-linejoin="round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0" chart:overlap="0" chart:link-data-style-to-source="false" chart:visible="true" chart:logarithmic="false" chart:maximum="1" chart:minimum="-1.5" chart:interval-major="0.2" chart:interval-minor-divisor="2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2" style:data-style-name="N40">
      <style:chart-properties chart:gap-width="150" chart:overlap="0" chart:link-data-style-to-source="false" chart:visible="false" chart:logarithmic="false" chart:maximum="1" chart:minimum="-1" chart:interval-major="0.5" chart:interval-minor-divis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tock" svg:height="349.5pt" svg:width="382.5000787401575pt" chart:style-name="Crt0">
        <chart:title chart:style-name="CT00">
          <text:p text:style-name="a0" text:class-names="" text:cond-style-name="">MPI-ESM 1980-2004 40-50°S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axis chart:dimension="y" chart:name="secondary-y" chart:style-name="Axs2"/>
          <chart:axis chart:dimension="x" chart:name="secondary-X" chart:style-name="Axs3"/>
          <chart:series chart:values-cell-range-address="40-50°S.$H$3:.$H$8" chart:class="chart:bar" chart:attached-axis="primary-y" chart:style-name="G0S0">
            <chart:data-point chart:style-name="G0S0P0"/>
            <chart:data-point/>
            <chart:data-point chart:style-name="G0S0P2"/>
            <chart:data-point chart:style-name="G0S0P3"/>
            <chart:data-point chart:style-name="G0S0P4"/>
            <chart:data-point chart:style-name="G0S0P5"/>
          </chart:series>
          <chart:series chart:values-cell-range-address="40-50°S.$K$3:.$K$8" chart:class="chart:stock" chart:attached-axis="secondary-y" chart:style-name="G1S0">
            <chart:data-point chart:repeated="6"/>
          </chart:series>
          <chart:series chart:values-cell-range-address="40-50°S.$J$3:.$J$8" chart:class="chart:stock" chart:attached-axis="secondary-y" chart:style-name="G1S1">
            <chart:data-point chart:repeated="6"/>
          </chart:series>
          <chart:stock-range-line chart:style-name="RnLn"/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marker draw:name="a1" svg:viewBox="0 0 20 30" svg:d="m10 0-10 30h20z"/>
    <draw:marker draw:name="a2" svg:viewBox="0 0 20 30" svg:d="m10 0-10 30h20z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cc0000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17375e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chart" style:name="G0S0P5">
      <style:graphic-properties draw:fill="solid" draw:fill-color="#00b0f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/>
      <style:graphic-properties draw:fill="none" draw:stroke="none"/>
    </style:style>
    <style:style style:family="chart" style:name="G1S1">
      <style:chart-properties chart:symbol-type="none" chart:connect-bars="false" chart:solid-type="cuboid"/>
      <style:graphic-properties draw:fill="none" draw:stroke="none"/>
    </style:style>
    <style:style style:family="chart" style:name="RnLn">
      <style:graphic-properties draw:fill="none" draw:stroke="solid" svg:stroke-width="0.02083in" svg:stroke-color="#000000" draw:marker-start="a1" draw:marker-end="a2" svg:stroke-opacity="100%" draw:stroke-linejoin="round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0" chart:overlap="75" chart:link-data-style-to-source="false" chart:visible="true" chart:logarithmic="false" chart:maximum="2.5" chart:minimum="-2.5" chart:interval-major="0.2" chart:interval-minor-divisor="2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2" style:data-style-name="N40">
      <style:chart-properties chart:gap-width="150" chart:overlap="0" chart:link-data-style-to-source="false" chart:visible="false" chart:logarithmic="false" chart:maximum="1" chart:minimum="-1" chart:interval-major="0.5" chart:interval-minor-divis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tock" svg:height="351.75pt" svg:width="360.0pt" chart:style-name="Crt0">
        <chart:title chart:style-name="CT00">
          <text:p text:style-name="a0" text:class-names="" text:cond-style-name="">Lauderdale ~30-60°S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axis chart:dimension="y" chart:name="secondary-y" chart:style-name="Axs2"/>
          <chart:axis chart:dimension="x" chart:name="secondary-X" chart:style-name="Axs3"/>
          <chart:series chart:values-cell-range-address="40-50°S.$O$3:.$O$8" chart:class="chart:bar" chart:attached-axis="primary-y" chart:style-name="G0S0">
            <chart:data-point chart:style-name="G0S0P0"/>
            <chart:data-point/>
            <chart:data-point chart:style-name="G0S0P2"/>
            <chart:data-point chart:style-name="G0S0P3"/>
            <chart:data-point chart:style-name="G0S0P4"/>
            <chart:data-point chart:style-name="G0S0P5"/>
          </chart:series>
          <chart:series chart:values-cell-range-address="40-50°S.$R$3:.$R$8" chart:class="chart:bar" chart:attached-axis="primary-y" chart:style-name="G0S1">
            <chart:data-point chart:repeated="6"/>
          </chart:series>
          <chart:series chart:values-cell-range-address="40-50°S.$P$3:.$P$8" chart:class="chart:stock" chart:attached-axis="secondary-y" chart:style-name="G1S0">
            <chart:data-point chart:repeated="6"/>
          </chart:series>
          <chart:series chart:values-cell-range-address="40-50°S.$Q$3:.$Q$8" chart:class="chart:stock" chart:attached-axis="secondary-y" chart:style-name="G1S1">
            <chart:data-point chart:repeated="6"/>
          </chart:series>
          <chart:stock-range-line chart:style-name="RnLn"/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marker draw:name="a1" svg:viewBox="0 0 20 30" svg:d="m10 0-10 30h20z"/>
    <draw:marker draw:name="a2" svg:viewBox="0 0 20 30" svg:d="m10 0-10 30h20z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chart" style:name="Crt0">
      <style:chart-properties chart:three-dimensional="false" chart:deep="false" chart:symbol-type="automatic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automatic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cc0000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17375e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/>
      <style:graphic-properties draw:fill="none" draw:stroke="none"/>
    </style:style>
    <style:style style:family="chart" style:name="G1S1">
      <style:chart-properties chart:symbol-type="none" chart:connect-bars="false" chart:solid-type="cuboid"/>
      <style:graphic-properties draw:fill="none" draw:stroke="none"/>
    </style:style>
    <style:style style:family="chart" style:name="RnLn">
      <style:graphic-properties draw:fill="none" draw:stroke="solid" svg:stroke-width="0.02083in" svg:stroke-color="#000000" draw:marker-start="a1" draw:marker-end="a2" svg:stroke-opacity="100%" draw:stroke-linejoin="round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0" chart:overlap="0" chart:link-data-style-to-source="false" chart:visible="true" chart:logarithmic="false" chart:maximum="1" chart:minimum="-1" chart:interval-major="0.2" chart:interval-minor-divisor="2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2" style:data-style-name="N40">
      <style:chart-properties chart:gap-width="150" chart:overlap="0" chart:link-data-style-to-source="false" chart:visible="false" chart:logarithmic="false" chart:maximum="1" chart:minimum="-1" chart:interval-major="0.5" chart:interval-minor-divis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tock" svg:height="349.5pt" svg:width="369.75pt" chart:style-name="Crt0">
        <chart:title chart:style-name="CT00">
          <text:p text:style-name="a0" text:class-names="" text:cond-style-name="">MPI-ESM control 50-60°S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axis chart:dimension="y" chart:name="secondary-y" chart:style-name="Axs2"/>
          <chart:axis chart:dimension="x" chart:name="secondary-X" chart:style-name="Axs3"/>
          <chart:series chart:values-cell-range-address="50-60°S.$C$3:.$C$7" chart:class="chart:bar" chart:attached-axis="primary-y" chart:style-name="G0S0">
            <chart:data-point chart:style-name="G0S0P0"/>
            <chart:data-point/>
            <chart:data-point chart:style-name="G0S0P2"/>
            <chart:data-point chart:style-name="G0S0P3"/>
            <chart:data-point chart:style-name="G0S0P4"/>
          </chart:series>
          <chart:series chart:values-cell-range-address="50-60°S.$F$3:.$F$7" chart:class="chart:stock" chart:attached-axis="secondary-y" chart:style-name="G1S0">
            <chart:data-point chart:repeated="5"/>
          </chart:series>
          <chart:series chart:values-cell-range-address="50-60°S.$E$3:.$E$7" chart:class="chart:stock" chart:attached-axis="secondary-y" chart:style-name="G1S1">
            <chart:data-point chart:repeated="5"/>
          </chart:series>
          <chart:stock-range-line chart:style-name="RnLn"/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marker draw:name="a1" svg:viewBox="0 0 20 30" svg:d="m10 0-10 30h20z"/>
    <draw:marker draw:name="a2" svg:viewBox="0 0 20 30" svg:d="m10 0-10 30h20z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cc0000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17375e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chart" style:name="G0S0P5">
      <style:graphic-properties draw:fill="solid" draw:fill-color="#7f7f7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/>
      <style:graphic-properties draw:fill="none" draw:stroke="none"/>
    </style:style>
    <style:style style:family="chart" style:name="G1S1">
      <style:chart-properties chart:symbol-type="none" chart:connect-bars="false" chart:solid-type="cuboid"/>
      <style:graphic-properties draw:fill="none" draw:stroke="none"/>
    </style:style>
    <style:style style:family="chart" style:name="RnLn">
      <style:graphic-properties draw:fill="none" draw:stroke="solid" svg:stroke-width="0.02083in" svg:stroke-color="#000000" draw:marker-start="a1" draw:marker-end="a2" svg:stroke-opacity="100%" draw:stroke-linejoin="round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0" chart:overlap="0" chart:link-data-style-to-source="false" chart:visible="true" chart:logarithmic="false" chart:maximum="1" chart:minimum="-1" chart:interval-major="0.2" chart:interval-minor-divisor="2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2" style:data-style-name="N40">
      <style:chart-properties chart:gap-width="150" chart:overlap="0" chart:link-data-style-to-source="false" chart:visible="false" chart:logarithmic="false" chart:maximum="1" chart:minimum="-1" chart:interval-major="0.5" chart:interval-minor-divis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tock" svg:height="349.5pt" svg:width="382.5000787401575pt" chart:style-name="Crt0">
        <chart:title chart:style-name="CT00">
          <text:p text:style-name="a0" text:class-names="" text:cond-style-name="">MPI-ESM 1980-2004 50-60°S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axis chart:dimension="y" chart:name="secondary-y" chart:style-name="Axs2"/>
          <chart:axis chart:dimension="x" chart:name="secondary-X" chart:style-name="Axs3"/>
          <chart:series chart:values-cell-range-address="50-60°S.$H$3:.$H$8" chart:class="chart:bar" chart:attached-axis="primary-y" chart:style-name="G0S0">
            <chart:data-point chart:style-name="G0S0P0"/>
            <chart:data-point/>
            <chart:data-point chart:style-name="G0S0P2"/>
            <chart:data-point chart:style-name="G0S0P3"/>
            <chart:data-point chart:style-name="G0S0P4"/>
            <chart:data-point chart:style-name="G0S0P5"/>
          </chart:series>
          <chart:series chart:values-cell-range-address="50-60°S.$K$3:.$K$8" chart:class="chart:stock" chart:attached-axis="secondary-y" chart:style-name="G1S0">
            <chart:data-point chart:repeated="6"/>
          </chart:series>
          <chart:series chart:values-cell-range-address="50-60°S.$J$3:.$J$8" chart:class="chart:stock" chart:attached-axis="secondary-y" chart:style-name="G1S1">
            <chart:data-point chart:repeated="6"/>
          </chart:series>
          <chart:stock-range-line chart:style-name="RnLn"/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marker draw:name="a1" svg:viewBox="0 0 20 30" svg:d="m10 0-10 30h20z"/>
    <draw:marker draw:name="a2" svg:viewBox="0 0 20 30" svg:d="m10 0-10 30h20z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cc0000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17375e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chart" style:name="G0S0P5">
      <style:graphic-properties draw:fill="solid" draw:fill-color="#00b0f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/>
      <style:graphic-properties draw:fill="none" draw:stroke="none"/>
    </style:style>
    <style:style style:family="chart" style:name="G1S1">
      <style:chart-properties chart:symbol-type="none" chart:connect-bars="false" chart:solid-type="cuboid"/>
      <style:graphic-properties draw:fill="none" draw:stroke="none"/>
    </style:style>
    <style:style style:family="chart" style:name="RnLn">
      <style:graphic-properties draw:fill="none" draw:stroke="solid" svg:stroke-width="0.02083in" svg:stroke-color="#000000" draw:marker-start="a1" draw:marker-end="a2" svg:stroke-opacity="100%" draw:stroke-linejoin="round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0" chart:overlap="75" chart:link-data-style-to-source="false" chart:visible="true" chart:logarithmic="false" chart:maximum="2.5" chart:minimum="-2.5" chart:interval-major="0.2" chart:interval-minor-divisor="2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2" style:data-style-name="N40">
      <style:chart-properties chart:gap-width="150" chart:overlap="0" chart:link-data-style-to-source="false" chart:visible="false" chart:logarithmic="false" chart:maximum="1" chart:minimum="-1" chart:interval-major="0.5" chart:interval-minor-divis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tock" svg:height="351.75pt" svg:width="360.0pt" chart:style-name="Crt0">
        <chart:title chart:style-name="CT00">
          <text:p text:style-name="a0" text:class-names="" text:cond-style-name="">Lauderdale ~30-60°S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axis chart:dimension="y" chart:name="secondary-y" chart:style-name="Axs2"/>
          <chart:axis chart:dimension="x" chart:name="secondary-X" chart:style-name="Axs3"/>
          <chart:series chart:values-cell-range-address="50-60°S.$O$3:.$O$8" chart:class="chart:bar" chart:attached-axis="primary-y" chart:style-name="G0S0">
            <chart:data-point chart:style-name="G0S0P0"/>
            <chart:data-point/>
            <chart:data-point chart:style-name="G0S0P2"/>
            <chart:data-point chart:style-name="G0S0P3"/>
            <chart:data-point chart:style-name="G0S0P4"/>
            <chart:data-point chart:style-name="G0S0P5"/>
          </chart:series>
          <chart:series chart:values-cell-range-address="50-60°S.$R$3:.$R$8" chart:class="chart:bar" chart:attached-axis="primary-y" chart:style-name="G0S1">
            <chart:data-point chart:repeated="6"/>
          </chart:series>
          <chart:series chart:values-cell-range-address="50-60°S.$P$3:.$P$8" chart:class="chart:stock" chart:attached-axis="secondary-y" chart:style-name="G1S0">
            <chart:data-point chart:repeated="6"/>
          </chart:series>
          <chart:series chart:values-cell-range-address="50-60°S.$Q$3:.$Q$8" chart:class="chart:stock" chart:attached-axis="secondary-y" chart:style-name="G1S1">
            <chart:data-point chart:repeated="6"/>
          </chart:series>
          <chart:stock-range-line chart:style-name="RnLn"/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marker draw:name="a1" svg:viewBox="0 0 20 30" svg:d="m10 0-10 30h20z"/>
    <draw:marker draw:name="a2" svg:viewBox="0 0 20 30" svg:d="m10 0-10 30h20z"/>
  </office:styles>
</office:document-styles>
</file>